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206cm" draw:marker-start-center="false" draw:marker-end="" draw:marker-end-width="0.206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213cm" draw:marker-start-center="false" draw:marker-end="" draw:marker-end-width="0.21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66666" draw:marker-start="" draw:marker-start-width="0.192cm" draw:marker-start-center="false" draw:marker-end="" draw:marker-end-width="0.192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2323dc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126cm" svg:y1="13.707cm" svg:x2="10.126cm" svg:y2="16.447cm">
            <text:p/>
          </draw:line>
          <draw:line draw:style-name="gr2" draw:text-style-name="P1" draw:layer="layout" svg:x1="10.469cm" svg:y1="13.707cm" svg:x2="10.469cm" svg:y2="16.447cm">
            <text:p/>
          </draw:line>
          <draw:line draw:style-name="gr2" draw:text-style-name="P1" draw:layer="layout" svg:x1="10.811cm" svg:y1="13.707cm" svg:x2="10.811cm" svg:y2="16.447cm">
            <text:p/>
          </draw:line>
          <draw:line draw:style-name="gr2" draw:text-style-name="P1" draw:layer="layout" svg:x1="11.154cm" svg:y1="13.707cm" svg:x2="11.154cm" svg:y2="16.447cm">
            <text:p/>
          </draw:line>
          <draw:line draw:style-name="gr2" draw:text-style-name="P1" draw:layer="layout" svg:x1="11.496cm" svg:y1="13.707cm" svg:x2="11.496cm" svg:y2="16.447cm">
            <text:p/>
          </draw:line>
          <draw:line draw:style-name="gr1" draw:text-style-name="P1" draw:layer="layout" svg:x1="11.839cm" svg:y1="13.707cm" svg:x2="11.839cm" svg:y2="16.447cm">
            <text:p/>
          </draw:line>
          <draw:line draw:style-name="gr2" draw:text-style-name="P1" draw:layer="layout" svg:x1="10.126cm" svg:y1="13.707cm" svg:x2="11.84cm" svg:y2="13.707cm">
            <text:p/>
          </draw:line>
          <draw:line draw:style-name="gr2" draw:text-style-name="P1" draw:layer="layout" svg:x1="10.126cm" svg:y1="14.049cm" svg:x2="11.84cm" svg:y2="14.049cm">
            <text:p/>
          </draw:line>
          <draw:line draw:style-name="gr2" draw:text-style-name="P1" draw:layer="layout" svg:x1="10.126cm" svg:y1="14.393cm" svg:x2="11.84cm" svg:y2="14.393cm">
            <text:p/>
          </draw:line>
          <draw:line draw:style-name="gr1" draw:text-style-name="P1" draw:layer="layout" svg:x1="10.126cm" svg:y1="14.734cm" svg:x2="11.84cm" svg:y2="14.734cm">
            <text:p/>
          </draw:line>
          <draw:line draw:style-name="gr2" draw:text-style-name="P1" draw:layer="layout" svg:x1="10.126cm" svg:y1="15.076cm" svg:x2="11.84cm" svg:y2="15.076cm">
            <text:p/>
          </draw:line>
          <draw:line draw:style-name="gr2" draw:text-style-name="P1" draw:layer="layout" svg:x1="10.126cm" svg:y1="15.419cm" svg:x2="11.84cm" svg:y2="15.419cm">
            <text:p/>
          </draw:line>
          <draw:line draw:style-name="gr2" draw:text-style-name="P1" draw:layer="layout" svg:x1="10.126cm" svg:y1="15.761cm" svg:x2="11.84cm" svg:y2="15.761cm">
            <text:p/>
          </draw:line>
          <draw:line draw:style-name="gr2" draw:text-style-name="P1" draw:layer="layout" svg:x1="10.126cm" svg:y1="16.104cm" svg:x2="11.84cm" svg:y2="16.104cm">
            <text:p/>
          </draw:line>
          <draw:line draw:style-name="gr1" draw:text-style-name="P1" draw:layer="layout" svg:x1="10.126cm" svg:y1="16.447cm" svg:x2="11.84cm" svg:y2="16.447cm">
            <text:p/>
          </draw:line>
          <draw:line draw:style-name="gr3" draw:text-style-name="P1" draw:layer="layout" svg:x1="10.126cm" svg:y1="16.447cm" svg:x2="10.195cm" svg:y2="16.447cm">
            <text:p/>
          </draw:line>
          <draw:line draw:style-name="gr4" draw:text-style-name="P2" draw:layer="layout" svg:x1="10.123cm" svg:y1="15.074cm" svg:x2="11.843cm" svg:y2="15.074cm">
            <text:p/>
          </draw:line>
          <draw:frame draw:style-name="gr5" draw:text-style-name="P4" draw:layer="layout" svg:width="0.387cm" svg:height="0.38cm" svg:x="10.165cm" svg:y="15.092cm">
            <draw:text-box>
              <text:p text:style-name="P3"><text:span text:style-name="T1">d</text:span></text:p>
            </draw:text-box>
          </draw:frame>
          <draw:line draw:style-name="gr6" draw:text-style-name="P2" draw:layer="layout" svg:x1="10.396cm" svg:y1="13.981cm" svg:x2="10.533cm" svg:y2="14.118cm">
            <text:p/>
          </draw:line>
          <draw:line draw:style-name="gr6" draw:text-style-name="P2" draw:layer="layout" svg:x1="10.396cm" svg:y1="14.118cm" svg:x2="10.533cm" svg:y2="13.981cm">
            <text:p/>
          </draw:line>
          <draw:frame draw:style-name="gr7" draw:text-style-name="P5" draw:layer="layout" svg:width="0.345cm" svg:height="0.38cm" svg:x="10.234cm" svg:y="13.725cm">
            <draw:text-box>
              <text:p text:style-name="P3"><text:span text:style-name="T2">A</text:span></text:p>
            </draw:text-box>
          </draw:frame>
          <draw:line draw:style-name="gr6" draw:text-style-name="P2" draw:layer="layout" svg:x1="11.423cm" svg:y1="16.031cm" svg:x2="11.56cm" svg:y2="16.168cm">
            <text:p/>
          </draw:line>
          <draw:line draw:style-name="gr6" draw:text-style-name="P2" draw:layer="layout" svg:x1="11.423cm" svg:y1="16.168cm" svg:x2="11.56cm" svg:y2="16.031cm">
            <text:p/>
          </draw:line>
          <draw:frame draw:style-name="gr7" draw:text-style-name="P5" draw:layer="layout" svg:width="0.345cm" svg:height="0.38cm" svg:x="11.33cm" svg:y="16.187cm">
            <draw:text-box>
              <text:p text:style-name="P3"><text:span text:style-name="T2">B</text:span></text:p>
            </draw:text-box>
          </draw:frame>
          <draw:line draw:style-name="gr6" draw:text-style-name="P2" draw:layer="layout" svg:x1="10.465cm" svg:y1="14.048cm" svg:x2="11.491cm" svg:y2="16.0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47:36.922051569</meta:creation-date>
    <dc:date>2018-04-17T15:48:09.587174562</dc:date>
    <meta:editing-duration>PT33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